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JERCICIOS ESQUEMAS DE BÚSQUEDA Y RECORRIDO.</text:p>
      <text:p text:style-name="Standard"/>
      <text:p text:style-name="Standard"/>
      <text:p text:style-name="Standard">1.- Introducir una tabla de 10 elementos por tecladoy, a continuación, pedir otro número.</text:p>
      <text:p text:style-name="Standard">El programa debe devolver si el número dado está en la tabla o NO.</text:p>
      <text:p text:style-name="Standard">En el caso en el que esté, el programa mostrará: "El número SI existe"</text:p>
      <text:p text:style-name="Standard">En caso contrario, debe mostrar: "El numero NO está en la tabla".</text:p>
      <text:p text:style-name="Standard"/>
      <text:p text:style-name="Standard">2.- Escribir un programa que lea 10 números por teclado. A continuación, debe pedir otro número para que devuelva:</text:p>
      <text:p text:style-name="Standard">--&gt; La cantidad de números mayores que ese número.</text:p>
      <text:p text:style-name="Standard">--&gt; La suma de todos los números que sean menores que el número dado.</text:p>
      <text:p text:style-name="Standard">Por ejemplo:</text:p>
      <text:p text:style-name="Standard">Tabla: 1—4--6--67--34--2</text:p>
      <text:p text:style-name="Standard">Número pedido --&gt; 10</text:p>
      <text:p text:style-name="Standard">canr_mayores: 67—34------ devuelve= 2</text:p>
      <text:p text:style-name="Standard">suma_menores: 1+4+6+2= 13</text:p>
      <text:p text:style-name="Standard"/>
      <text:p text:style-name="Standard">3.- Programa que lea 10 números por teclado para que, a continuación, pida otro número y, si el número se encuentra entre los pertenecientes a la tabla, indicar que "Está en la tabla" y la posición en la que se encuentra.</text:p>
      <text:p text:style-name="Standard"/>
      <text:p text:style-name="Standard">4.- Introducir una tabla de 10 elementos desde teclado y, calcular la media de aquellos números que sean pares.</text:p>
      <text:p text:style-name="Standard"/>
      <text:p text:style-name="Standard">5.- Introducir una tabla de 10 elementos desde teclado y, calcular la media de aquellos números que se encuentran en las posiciones pares.</text:p>
      <text:p text:style-name="Standard"/>
      <text:p text:style-name="Standard">6.- Pedir por teclado un número correspondiente a la cantidad de alumnos que hay en una clase, por ejemplo:</text:p>
      <text:p text:style-name="Standard">Introduce un numero</text:p>
      <text:p text:style-name="Standard">numero=15</text:p>
      <text:p text:style-name="Standard"/>
      <text:p text:style-name="Standard">Representa que hay una clase con 15 alumnos, por lo que debemos introducir una nota para cada uno. A continuación, el programa debe calcular la media junto con aquellas notas que sean mayores que la media.</text:p>
      <text:p text:style-name="Standard"/>
      <text:p text:style-name="Standard">7.- Almacenar en una tabla de 20 elementos, los 20 primeros números pares que encontremos, a partir del número 10 y mostrarlos.</text:p>
      <text:p text:style-name="Standard"/>
      <text:p text:style-name="Standard">8.- Dada una tabla de 10 elementos introducidos por teclado, indicar:</text:p>
      <text:p text:style-name="Standard">--&gt; La cantidad de números positivos.</text:p>
      <text:p text:style-name="Standard">--&gt; La cantidad de números negativos.</text:p>
      <text:p text:style-name="Standard">--&gt; La cantidad de 0 que hay en la tabla.</text:p>
      <text:p text:style-name="Standard"/>
      <text:p text:style-name="Standard">9.- Dada una tabla con 5 números introducidos por teclado, devolver otra tabla con los números que se introdujeron inicialmente pero multiplicados por 2.</text:p>
      <text:p text:style-name="Standard"/>
      <text:p text:style-name="Standard">10.- Dada una tabla de 10 caracteres introducidos por teclado, pedir, a continuación, otro carácter y que el programa devuelva si forma parte o no de la tabla ini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16S</meta:editing-duration>
    <meta:editing-cycles>4</meta:editing-cycles>
    <meta:generator>OpenOffice/4.1.3$Win32 OpenOffice.org_project/413m1$Build-9783</meta:generator>
    <dc:date>2017-11-07T15:07:38.44</dc:date>
    <meta:document-statistic meta:table-count="0" meta:image-count="0" meta:object-count="0" meta:page-count="1" meta:paragraph-count="27" meta:word-count="377" meta:character-count="2126"/>
    <meta:user-defined meta:name="Info 1"/>
    <meta:user-defined meta:name="Info 2"/>
    <meta:user-defined meta:name="Info 3"/>
    <meta:user-defined meta:name="Info 4"/>
  </office:meta>
</office:document-meta>
</file>